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6.076cm"/>
    </style:style>
    <style:style style:name="gr10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fill-color="#ffffff" draw:textarea-vertical-align="middle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5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3cm"/>
    </style:style>
    <style:style style:name="gr16" style:family="graphic" style:parent-style-name="objectwithoutfill">
      <style:graphic-properties svg:stroke-color="#ed4c05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71cm"/>
    </style:style>
    <style:style style:name="gr18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0.9cm"/>
    </style:style>
    <style:style style:name="gr19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2.7cm"/>
    </style:style>
    <style:style style:name="gr20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1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gr23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11.033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font-name="mono1"/>
    </style:style>
    <style:style style:name="P9" style:family="paragraph">
      <loext:graphic-properties draw:fill-color="#e0c2cd"/>
      <style:paragraph-properties fo:text-align="center"/>
      <style:text-properties style:font-name="mono1"/>
    </style:style>
    <style:style style:name="P10" style:family="paragraph">
      <loext:graphic-properties draw:fill-color="#81d41a"/>
      <style:paragraph-properties fo:text-align="center"/>
      <style:text-properties style:font-name="mono1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e0c2cd"/>
      <style:paragraph-properties fo:text-align="start"/>
    </style:style>
    <style:style style:name="P18" style:family="paragraph">
      <style:paragraph-properties fo:text-align="center"/>
      <style:text-properties fo:color="#000000"/>
    </style:style>
    <style:style style:name="P19" style:family="paragraph">
      <loext:graphic-properties draw:fill-color="#81d41a"/>
      <style:paragraph-properties fo:text-align="center"/>
      <style:text-properties fo:color="#000000" style:font-name="mono1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3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1"/>
    </style:style>
    <style:style style:name="T5" style:family="text">
      <style:text-properties fo:color="#c9211e" style:font-name="mono1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style:font-name="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GB001-11_Salticus_scenicus_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3.8cm" svg:y="3.2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1.1cm" svg:y="3.2cm">
          <text:p text:style-name="P1"><text:span text:style-name="T1">ArR</text:span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5cm" svg:y1="3.5cm" svg:x2="11.1cm" svg:y2="3.5cm" draw:start-shape="id1" draw:start-glue-point="1" draw:end-shape="id2" draw:end-glue-point="3" svg:d="M7500 3500h3600" svg:viewBox="0 0 3601 1">
          <text:p text:style-name="P1"><text:span text:style-name="T2">Amplicon</text:span></text:p>
        </draw:connector>
        <draw:line draw:style-name="gr5" draw:text-style-name="P6" draw:layer="layout" svg:x1="3.8cm" svg:y1="1.6cm" svg:x2="3.8cm" svg:y2="6.3cm">
          <text:p/>
        </draw:line>
        <draw:custom-shape draw:style-name="gr6" draw:text-style-name="P7" draw:layer="layout" svg:width="1.8cm" svg:height="0.7cm" svg:x="3.8cm" svg:y="5.6cm">
          <text:p text:style-name="P1"><text:span text:style-name="T3">F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3cm" svg:y1="17.8cm" svg:x2="7.3cm" svg:y2="20.9cm">
          <text:p/>
        </draw:line>
        <draw:custom-shape draw:style-name="gr6" draw:text-style-name="P7" draw:layer="layout" svg:width="1.8cm" svg:height="0.7cm" svg:x="7.3cm" svg:y="17.8cm">
          <text:p text:style-name="P1"><text:span text:style-name="T3">R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862cm" svg:height="0.866cm" svg:x="0.5cm" svg:y="10.734cm">
          <text:p text:style-name="P8"><text:span text:style-name="T4">A</text:span><text:span text:style-name="T4">A</text:span><text:span text:style-name="T4">A</text:span><text:span text:style-name="T4">G</text:span><text:span text:style-name="T4">A</text:span><text:span text:style-name="T5">C</text:span><text:span text:style-name="T4">A</text:span><text:span text:style-name="T4">T</text:span><text:span text:style-name="T4">T</text:span><text:span text:style-name="T4">G</text:span><text:span text:style-name="T4">G</text:span><text:span text:style-name="T4">A</text:span><text:span text:style-name="T4">A</text:span><text:span text:style-name="T4">C</text:span><text:span text:style-name="T4">T</text:span><text:span text:style-name="T4">T</text:span><text:span text:style-name="T4">T</text:span><text:span text:style-name="T4">A</text:span><text:span text:style-name="T4">T</text:span><text:span text:style-name="T4">A</text:span><text:span text:style-name="T4">T</text:span><text:span text:style-name="T4">T</text:span><text:span text:style-name="T4">T</text:span><text:span text:style-name="T5">A</text:span><text:span text:style-name="T4">A</text:span><text:span text:style-name="T4">T</text:span><text:span text:style-name="T4">T</text:span><text:span text:style-name="T4">T</text:span><text:span text:style-name="T4">T</text:span><text:span text:style-name="T4">T</text:span><text:span text:style-name="T4">G</text:span><text:span text:style-name="T4">G</text:span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003cm" svg:height="0.55cm" svg:x="0.967cm" svg:y="11.42cm">
          <text:p text:style-name="P1"><text:span text:style-name="T5">C</text:span><text:span text:style-name="T5">G</text:span><text:span text:style-name="T4">I</text:span><text:span text:style-name="T4">G</text:span><text:span text:style-name="T4">G</text:span><text:span text:style-name="T4">I</text:span><text:span text:style-name="T4">C</text:span><text:span text:style-name="T4">T</text:span><text:span text:style-name="T4">R</text:span><text:span text:style-name="T4">T</text:span><text:span text:style-name="T4">A</text:span><text:span text:style-name="T4">Y</text:span><text:span text:style-name="T4">M</text:span><text:span text:style-name="T4">G</text:span><text:span text:style-name="T4">I</text:span><text:span text:style-name="T4">A</text:span><text:span text:style-name="T4">A</text:span><text:span text:style-name="T4">R</text:span><text:span text:style-name="T4">G</text:span><text:span text:style-name="T4">G</text:span><text:span text:style-name="T4">I</text:span><text:span text:style-name="T4">G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6.576cm" svg:height="1.8cm" svg:x="1.324cm" svg:y="13.4cm">
          <text:p text:style-name="P11"><text:span text:style-name="T6">Miss</text:span><text:span text:style-name="T6">mat</text:span><text:span text:style-name="T6">ch </text:span><text:span text:style-name="T6">loc </text:span><text:span text:style-name="T6">= 27</text:span></text:p>
          <text:p text:style-name="P11"><text:span text:style-name="T6">Miss</text:span><text:span text:style-name="T6">mat</text:span><text:span text:style-name="T6">ch </text:span><text:span text:style-name="T6">type </text:span><text:span text:style-name="T6">= </text:span><text:span text:style-name="T6">‘CA’</text:span><text:span text:style-name="T7">*</text:span><text:span text:style-name="T6"> </text:span></text:p>
          <text:p text:style-name="P11"><text:span text:style-name="T6">Miss</text:span><text:span text:style-name="T6">mat</text:span><text:span text:style-name="T6">ch </text:span><text:span text:style-name="T6">bas</text:span><text:span text:style-name="T6">e = </text:span><text:span text:style-name="T6">‘Pyr-</text:span><text:span text:style-name="T6">Pur’ 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" draw:id="id5" draw:layer="layout" svg:width="6.3cm" svg:height="4.8cm" svg:x="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draw:line-skew="0cm 5.72cm" svg:x1="16.2cm" svg:y1="2.9cm" svg:x2="12.249cm" svg:y2="18.674cm" draw:start-shape="id3" draw:start-glue-point="10" draw:end-shape="id4" draw:end-glue-point="0" svg:d="M16200 2900c831 0 692 7417-503 11008s-3448 3356-3448 4766" svg:viewBox="0 0 4479 15775">
          <text:p/>
        </draw:connector>
        <draw:line draw:style-name="gr12" draw:text-style-name="P14" draw:layer="layout" svg:x1="1.729cm" svg:y1="11.026cm" svg:x2="1.729cm" svg:y2="9.846cm">
          <text:p/>
        </draw:line>
        <draw:line draw:style-name="gr12" draw:text-style-name="P14" draw:layer="layout" svg:x1="1.729cm" svg:y1="9.846cm" svg:x2="12.5cm" svg:y2="9.9cm">
          <text:p/>
        </draw:line>
        <draw:line draw:style-name="gr13" draw:text-style-name="P6" draw:layer="layout" svg:x1="12.5cm" svg:y1="11.238cm" svg:x2="12.5cm" svg:y2="9.9cm">
          <text:p/>
        </draw:line>
        <draw:custom-shape draw:style-name="gr14" draw:text-style-name="P7" xml:id="id6" draw:id="id6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0.473cm" svg:x="8.9cm" svg:y="10.1cm">
          <text:p text:style-name="P1"><text:span text:style-name="T3">MismFN9 = 1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8.902cm" svg:y1="10.965cm" svg:x2="8.902cm" svg:y2="10.572cm">
          <text:p/>
        </draw:line>
        <draw:frame draw:style-name="gr17" draw:text-style-name="P15" draw:layer="layout" svg:width="4.3cm" svg:height="1.521cm" svg:x="0.7cm" svg:y="0.879cm">
          <draw:text-box>
            <text:p>-2|-1|0|1|2</text:p>
          </draw:text-box>
        </draw:frame>
        <draw:custom-shape draw:style-name="gr18" draw:text-style-name="P17" draw:layer="layout" svg:width="11.4cm" svg:height="0.866cm" svg:x="6.7cm" svg:y="20.034cm">
          <text:p text:style-name="P16">..<text:span text:style-name="T4">GG</text:span><text:span text:style-name="T5">T</text:span><text:span text:style-name="T4">GG</text:span><text:span text:style-name="T5">T</text:span><text:span text:style-name="T4">TTTGGAAATTGATT</text:span><text:span text:style-name="T5">G</text:span><text:span text:style-name="T4">GTT</text:span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003cm" svg:height="0.55cm" svg:x="6.867cm" svg:y="20.72cm">
          <text:p text:style-name="P1"><text:span text:style-name="T4">CC</text:span><text:span text:style-name="T5">T</text:span><text:span text:style-name="T4">CC</text:span><text:span text:style-name="T5">T</text:span><text:span text:style-name="T4">AAACCWTTAACTAA</text:span><text:span text:style-name="T5">T</text:span><text:span text:style-name="T8">C</text:span><text:span text:style-name="T4">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4" draw:layer="layout" svg:x1="7.4cm" svg:y1="20.3cm" svg:x2="7.4cm" svg:y2="19.12cm">
          <text:p/>
        </draw:line>
        <draw:line draw:style-name="gr12" draw:text-style-name="P14" draw:layer="layout" svg:x1="7.4cm" svg:y1="19.1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4" draw:text-style-name="P7" xml:id="id4" draw:id="id4" draw:layer="layout" svg:width="2.191cm" svg:height="0.472cm" svg:x="11.154cm" svg:y="18.674cm">
          <text:p text:style-name="P1"><text:span text:style-name="T3">MismRT = 3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3.2cm" svg:height="0.473cm" svg:x="7.4cm" svg:y="19.3cm">
          <text:p text:style-name="P1"><text:span text:style-name="T3">MismRN9 = 2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.6cm" svg:y1="20.272cm" svg:x2="10.6cm" svg:y2="19.8cm">
          <text:p/>
        </draw:line>
        <draw:line draw:style-name="gr16" draw:text-style-name="P6" draw:layer="layout" svg:x1="7.4cm" svg:y1="20.1cm" svg:x2="7.4cm" svg:y2="19.707cm">
          <text:p/>
        </draw:line>
        <draw:custom-shape draw:style-name="gr20" draw:text-style-name="P13" xml:id="id3" draw:id="id3" draw:layer="layout" svg:width="6.3cm" svg:height="4.8cm" svg:x="9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curve" svg:x1="2.922cm" svg:y1="4.297cm" svg:x2="6.349cm" svg:y2="9.374cm" draw:start-shape="id5" draw:start-glue-point="7" draw:end-shape="id6" draw:end-glue-point="0" svg:d="M2922 4297c0 4375 3427 1837 3427 5077" svg:viewBox="0 0 3428 5078">
          <text:p/>
        </draw:connector>
        <draw:custom-shape draw:style-name="gr22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7" draw:text-style-name="P15" draw:layer="layout" svg:width="4.3cm" svg:height="1.521cm" svg:x="17.29cm" svg:y="0.879cm">
          <draw:text-box>
            <text:p>671|672|673</text:p>
          </draw:text-box>
        </draw:frame>
        <draw:custom-shape draw:style-name="gr6" draw:text-style-name="P7" draw:layer="layout" svg:width="1.8cm" svg:height="0.7cm" svg:x="11.1cm" svg:y="5.6cm">
          <text:p text:style-name="P1"><text:span text:style-name="T3">R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1cm" svg:y1="1.6cm" svg:x2="11.1cm" svg:y2="6.2cm">
          <text:p/>
        </draw:line>
        <draw:custom-shape draw:style-name="gr23" draw:text-style-name="P19" draw:layer="layout" svg:width="11.533cm" svg:height="0.55cm" svg:x="0.967cm" svg:y="11.42cm">
          <text:p text:style-name="P18"><text:span text:style-name="T8">AGA</text:span><text:span text:style-name="T5">T</text:span><text:span text:style-name="T8">ATTGGAACWTTATATTT</text:span><text:span text:style-name="T5">T</text:span><text:span text:style-name="T8">ATTTTTG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5" draw:layer="layout" svg:width="0.8cm" svg:height="1.161cm" svg:x="11.8cm" svg:y="12cm">
          <draw:text-box>
            <text:p>1</text:p>
          </draw:text-box>
        </draw:frame>
        <draw:frame draw:style-name="gr24" draw:text-style-name="P15" draw:layer="layout" svg:width="1.6cm" svg:height="1.161cm" svg:x="6.9cm" svg:y="21.039cm">
          <draw:text-box>
            <text:p>1</text:p>
          </draw:text-box>
        </draw:frame>
        <draw:frame draw:style-name="gr24" draw:text-style-name="P15" draw:layer="layout" svg:width="1.6cm" svg:height="1.161cm" svg:x="0.559cm" svg:y="11.88cm">
          <draw:text-box>
            <text:p>30</text:p>
          </draw:text-box>
        </draw:frame>
        <draw:custom-shape draw:style-name="gr9" draw:text-style-name="P12" draw:layer="layout" svg:width="6.576cm" svg:height="1.8cm" svg:x="8.624cm" svg:y="13.5cm">
          <text:p text:style-name="P11"><text:span text:style-name="T6">Missmatch loc = 9</text:span></text:p>
          <text:p text:style-name="P11"><text:span text:style-name="T6">Missmatch type = ‘AA’</text:span><text:span text:style-name="T7">*</text:span><text:span text:style-name="T6"> </text:span></text:p>
          <text:p text:style-name="P11"><text:span text:style-name="T6">Missmatch base = ‘Pur-Pu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9.2cm" svg:y1="11.9cm" svg:x2="11.506cm" svg:y2="13.487cm">
          <text:p/>
        </draw:line>
        <draw:custom-shape draw:style-name="gr26" draw:text-style-name="P20" draw:layer="layout" svg:width="0.476cm" svg:height="0.913cm" svg:x="8.924cm" svg:y="10.8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2.4cm" svg:y1="11.8cm" svg:x2="4.206cm" svg:y2="13.387cm">
          <text:p/>
        </draw:line>
        <draw:frame draw:style-name="gr24" draw:text-style-name="P15" draw:layer="layout" svg:width="1.6cm" svg:height="1.161cm" svg:x="15.8cm" svg:y="21.139cm">
          <draw:text-box>
            <text:p>24</text:p>
          </draw:text-box>
        </draw:frame>
        <draw:custom-shape draw:style-name="gr9" draw:text-style-name="P12" draw:layer="layout" svg:width="6.576cm" svg:height="1.8cm" svg:x="0.5cm" svg:y="22.8cm"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l</text:span><text:span text:style-name="T6">o</text:span><text:span text:style-name="T6">c</text:span><text:span text:style-name="T6"> </text:span><text:span text:style-name="T6">=</text:span><text:span text:style-name="T6"> </text:span><text:span text:style-name="T6">3</text:span></text:p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=</text:span><text:span text:style-name="T6"> </text:span><text:span text:style-name="T6">‘</text:span><text:span text:style-name="T6">T</text:span><text:span text:style-name="T6">T</text:span><text:span text:style-name="T6">’</text:span><text:span text:style-name="T6"> </text:span></text:p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b</text:span><text:span text:style-name="T6">a</text:span><text:span text:style-name="T6">s</text:span><text:span text:style-name="T6">e</text:span><text:span text:style-name="T6"> </text:span><text:span text:style-name="T6">=</text:span><text:span text:style-name="T6"> </text:span><text:span text:style-name="T6">‘</text:span><text:span text:style-name="T6">P</text:span><text:span text:style-name="T6">y</text:span><text:span text:style-name="T6">r</text:span><text:span text:style-name="T6">-</text:span><text:span text:style-name="T6">P</text:span><text:span text:style-name="T6">y</text:span><text:span text:style-name="T6">r</text:span><text:span text:style-name="T6">’</text:span><text:span text:style-name="T6">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8.3cm" svg:y1="21.4cm" svg:x2="3.6cm" svg:y2="22.8cm">
          <text:p/>
        </draw:line>
        <draw:custom-shape draw:style-name="gr9" draw:text-style-name="P12" draw:layer="layout" svg:width="6.576cm" svg:height="1.8cm" svg:x="7.324cm" svg:y="22.8cm">
          <text:p text:style-name="P11"><text:span text:style-name="T6">Missmatc</text:span><text:span text:style-name="T6">h loc = 6</text:span></text:p>
          <text:p text:style-name="P11"><text:span text:style-name="T6">Missmatc</text:span><text:span text:style-name="T6">h type = </text:span><text:span text:style-name="T6">‘TT’ </text:span></text:p>
          <text:p text:style-name="P11"><text:span text:style-name="T6">Missmatc</text:span><text:span text:style-name="T6">h base = </text:span><text:span text:style-name="T6">‘Pyr-Py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9.5cm" svg:y1="21.2cm" svg:x2="9.9cm" svg:y2="22.8cm">
          <text:p/>
        </draw:line>
        <draw:custom-shape draw:style-name="gr9" draw:text-style-name="P12" draw:layer="layout" svg:width="6.576cm" svg:height="1.8cm" svg:x="14.124cm" svg:y="22.8cm">
          <text:p text:style-name="P11"><text:span text:style-name="T6">Missmatch loc = 21</text:span></text:p>
          <text:p text:style-name="P11"><text:span text:style-name="T6">Missmatch type = ‘GT’ </text:span></text:p>
          <text:p text:style-name="P11"><text:span text:style-name="T6">Missmatch base = ‘Pur-Py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5.2cm" svg:y1="21.2cm" svg:x2="17.006cm" svg:y2="22.7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3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8-21T12:55:52.445663689</dc:date>
    <meta:editing-duration>PT52M24S</meta:editing-duration>
    <meta:editing-cycles>13</meta:editing-cycles>
    <meta:generator>LibreOffice/6.2.5.2$Linux_X86_64 LibreOffice_project/20$Build-2</meta:generator>
    <meta:document-statistic meta:object-count="51"/>
  </office:meta>
</office:document-meta>
</file>